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d2e" officeooo:paragraph-rsid="00135d2e"/>
    </style:style>
    <style:style style:name="P2" style:family="paragraph" style:parent-style-name="Standard">
      <style:text-properties officeooo:rsid="00135d2e" officeooo:paragraph-rsid="00147ae8"/>
    </style:style>
    <style:style style:name="P3" style:family="paragraph" style:parent-style-name="Standard">
      <style:text-properties officeooo:rsid="00135d2e" officeooo:paragraph-rsid="0016282f"/>
    </style:style>
    <style:style style:name="T1" style:family="text">
      <style:text-properties officeooo:rsid="00147ae8"/>
    </style:style>
    <style:style style:name="T2" style:family="text">
      <style:text-properties officeooo:rsid="00162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i Inger </text:p>
      <text:p text:style-name="P1"/>
      <text:p text:style-name="P1">Syns det er veldig bra og tøft av deg at du tenker å dra til Sverige og snakke om mottak. <text:s/>Det hadde det vært veldig fint om du har lyst til å snakke med meg etterpå om hvordan de gjør det der. </text:p>
      <text:p text:style-name="P1"/>
      <text:p text:style-name="P1">Samtidig så har jeg noen spørsmål som hadde vært fint hvis du kunne prøve å få svar på. </text:p>
      <text:p text:style-name="P1"/>
      <text:p text:style-name="P1">- Hvordan setter dere opp weekends <text:span text:style-name="T1">(Tenker på økonomi, avgift på deltakelse, sponsing som vi ofte gjør.)</text:span></text:p>
      <text:p text:style-name="P1"/>
      <text:p text:style-name="P1">- <text:span text:style-name="T1">Hva gjør dere på sommeren I forhold til mottak av praktikanter? (da i forhold til RO, om medlemmene forventes å stille opp eller om de har helt ferie, )</text:span></text:p>
      <text:p text:style-name="P1"/>
      <text:p text:style-name="P2">-<text:span text:style-name="T1">Hvordan få medlemmer til å delta og engasjere seg i mottaket. (eks. vår mate ordning, mottaksgruppper …)</text:span></text:p>
      <text:p text:style-name="P2"/>
      <text:p text:style-name="P3"><text:span text:style-name="T1">- Tanker I forhold til by og opplevelses weekends.</text:span></text:p>
      <text:p text:style-name="P3"/>
      <text:p text:style-name="P3"><text:span text:style-name="T2">Vennlig hilsen </text:span></text:p>
      <text:p text:style-name="P3"><text:span text:style-name="T2">Magnus Isaksen </text:span></text:p>
      <text:p text:style-name="P3"><text:span text:style-name="T2">Påtroppende Mottakskoordinator IAESTE Norg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07:53.170844172</meta:creation-date>
    <dc:date>2015-11-02T17:18:51.970799779</dc:date>
    <meta:editing-duration>PT6M1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43" meta:character-count="779" meta:non-whitespace-character-count="639"/>
  </office:meta>
</office:document-meta>
</file>